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66000000660CC07A684E91D90A.png" manifest:media-type="image/png"/>
  <manifest:file-entry manifest:full-path="Pictures/10000201000000CC000000CCDB10CACF50D7EF2B.png" manifest:media-type="image/png"/>
  <manifest:file-entry manifest:full-path="Pictures/10000201000000660000006634819C3802786DD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'Courier New', monospace, 'Droid Sans Fallback'"/>
    <style:font-face style:name="FreeMono" svg:font-family="FreeMono" style:font-family-generic="modern" style:font-pitch="fixed"/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Ubuntu Light" svg:font-family="'Ubuntu Light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Ubuntu1" svg:font-family="Ubuntu" style:font-family-generic="system" style:font-pitch="variable"/>
    <style:font-face style:name="Ubuntu Light1" svg:font-family="'Ubuntu Light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8pt" style:font-size-asian="8pt" style:font-size-complex="8pt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fo:font-size="8pt" style:font-size-asian="8pt" style:font-size-complex="8pt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  <style:text-properties fo:font-size="9pt" style:font-size-asian="9pt" style:font-size-complex="9pt"/>
    </style:style>
    <style:style style:name="P5" style:family="paragraph" style:parent-style-name="Standard">
      <style:paragraph-properties fo:margin-top="0in" fo:margin-bottom="0in" loext:contextual-spacing="false">
        <style:tab-stops>
          <style:tab-stop style:position="5.889in" style:type="right"/>
        </style:tab-stops>
      </style:paragraph-properties>
    </style:style>
    <style:style style:name="P6" style:family="paragraph" style:parent-style-name="Standard">
      <style:paragraph-properties fo:margin-top="0in" fo:margin-bottom="0in" loext:contextual-spacing="false" fo:text-align="center" style:justify-single-word="false"/>
      <style:text-properties style:font-name="Ubuntu" fo:font-size="8pt" style:font-name-asian="Ubuntu1" style:font-size-asian="8pt" style:font-name-complex="Ubuntu1" style:font-size-complex="8pt"/>
    </style:style>
    <style:style style:name="P7" style:family="paragraph" style:parent-style-name="Standard">
      <style:paragraph-properties fo:margin-top="0in" fo:margin-bottom="0in" loext:contextual-spacing="false"/>
      <style:text-properties style:font-name="Ubuntu Light" style:font-name-asian="Ubuntu Light1" style:font-name-complex="Ubuntu Light1"/>
    </style:style>
    <style:style style:name="P8" style:family="paragraph" style:parent-style-name="Standard">
      <style:paragraph-properties fo:margin-top="0in" fo:margin-bottom="0in" loext:contextual-spacing="false" fo:text-align="center" style:justify-single-word="false"/>
      <style:text-properties style:font-name="Ubuntu Light" style:font-name-asian="Ubuntu Light1" style:font-name-complex="Ubuntu Light1"/>
    </style:style>
    <style:style style:name="P9" style:family="paragraph" style:parent-style-name="Standard">
      <style:paragraph-properties fo:margin-top="0in" fo:margin-bottom="0in" loext:contextual-spacing="false" fo:text-align="center" style:justify-single-word="false"/>
      <style:text-properties style:font-name="Ubuntu Light" fo:font-size="16pt" style:font-name-asian="Ubuntu Light1" style:font-size-asian="16pt" style:font-name-complex="Ubuntu Light1" style:font-size-complex="16pt"/>
    </style:style>
    <style:style style:name="P10" style:family="paragraph" style:parent-style-name="Standard">
      <style:paragraph-properties fo:margin-top="0in" fo:margin-bottom="0in" loext:contextual-spacing="false" fo:text-align="center" style:justify-single-word="false"/>
      <style:text-properties style:font-name="Ubuntu Light" fo:font-size="24pt" style:font-name-asian="Ubuntu Light1" style:font-size-asian="24pt" style:font-name-complex="Ubuntu Light1" style:font-size-complex="24pt"/>
    </style:style>
    <style:style style:name="P11" style:family="paragraph" style:parent-style-name="Standard">
      <style:paragraph-properties fo:margin-left="0in" fo:margin-right="0.3819in" fo:margin-top="0in" fo:margin-bottom="0in" loext:contextual-spacing="false" fo:text-indent="0in" style:auto-text-indent="false">
        <style:tab-stops>
          <style:tab-stop style:position="5.8902in" style:type="right"/>
        </style:tab-stops>
      </style:paragraph-properties>
    </style:style>
    <style:style style:name="P12" style:family="paragraph" style:parent-style-name="Heading_20_1">
      <style:paragraph-properties fo:margin-top="0.3335in" fo:margin-bottom="0.0835in" loext:contextual-spacing="false" fo:line-height="100%" fo:keep-together="auto" fo:keep-with-next="auto"/>
      <style:text-properties style:font-name="Ubuntu Light" fo:font-size="11pt" style:font-name-asian="Ubuntu Light1" style:font-size-asian="11pt" style:font-name-complex="Ubuntu Light1" style:font-size-complex="11pt"/>
    </style:style>
    <style:style style:name="P13" style:family="paragraph" style:parent-style-name="Standard">
      <style:paragraph-properties fo:margin-top="0in" fo:margin-bottom="0in" loext:contextual-spacing="false" fo:text-align="center" style:justify-single-word="false"/>
      <style:text-properties style:font-name="Ubuntu" fo:font-size="9pt" style:font-name-asian="Ubuntu1" style:font-size-asian="9pt" style:font-name-complex="Ubuntu1" style:font-size-complex="9pt"/>
    </style:style>
    <style:style style:name="P14" style:family="paragraph" style:parent-style-name="Standard">
      <style:paragraph-properties fo:margin-top="0in" fo:margin-bottom="0in" loext:contextual-spacing="false"/>
      <style:text-properties style:font-name="Ubuntu" fo:font-size="8pt" style:font-name-asian="Ubuntu1" style:font-size-asian="8pt" style:font-name-complex="Ubuntu1" style:font-size-complex="8pt"/>
    </style:style>
    <style:style style:name="P15" style:family="paragraph" style:parent-style-name="Standard">
      <style:paragraph-properties fo:margin-top="0in" fo:margin-bottom="0in" loext:contextual-spacing="false" fo:text-align="center" style:justify-single-word="false"/>
      <style:text-properties style:font-name="Ubuntu Light" fo:font-size="32pt" style:font-name-asian="Ubuntu Light1" style:font-size-asian="32pt" style:font-name-complex="Ubuntu Light1" style:font-size-complex="32pt"/>
    </style:style>
    <style:style style:name="P16" style:family="paragraph" style:parent-style-name="Standard">
      <style:paragraph-properties fo:margin-top="0in" fo:margin-bottom="0in" loext:contextual-spacing="false" fo:text-align="center" style:justify-single-word="false"/>
      <style:text-properties style:font-name="Ubuntu Light" fo:font-size="16pt" style:font-name-asian="Ubuntu Light1" style:font-size-asian="16pt" style:font-name-complex="Ubuntu Light1" style:font-size-complex="16pt"/>
    </style:style>
    <style:style style:name="P17" style:family="paragraph" style:parent-style-name="Standard">
      <style:paragraph-properties fo:margin-top="0in" fo:margin-bottom="0in" loext:contextual-spacing="false" fo:text-align="center" style:justify-single-word="false"/>
      <style:text-properties style:font-name="Ubuntu Light" fo:font-size="24pt" officeooo:rsid="00192184" officeooo:paragraph-rsid="00192184" style:font-name-asian="Ubuntu Light1" style:font-size-asian="24pt" style:font-name-complex="Ubuntu Light1" style:font-size-complex="24pt"/>
    </style:style>
    <style:style style:name="P18" style:family="paragraph" style:parent-style-name="Standard">
      <style:paragraph-properties fo:margin-top="0in" fo:margin-bottom="0in" loext:contextual-spacing="false" fo:text-align="center" style:justify-single-word="false"/>
      <style:text-properties style:font-name="Ubuntu Light" style:font-name-asian="Ubuntu Light1" style:font-name-complex="Ubuntu Light1"/>
    </style:style>
    <style:style style:name="P19" style:family="paragraph" style:parent-style-name="Standard" style:list-style-name="L1">
      <style:paragraph-properties fo:margin-top="0in" fo:margin-bottom="0in" loext:contextual-spacing="false" fo:line-height="100%"/>
      <style:text-properties style:font-name="Ubuntu Light" style:font-name-asian="Ubuntu Light1" style:font-name-complex="Ubuntu Light1"/>
    </style:style>
    <style:style style:name="P20" style:family="paragraph" style:parent-style-name="Standard" style:master-page-name="First_20_Page">
      <style:paragraph-properties fo:margin-top="0in" fo:margin-bottom="0in" loext:contextual-spacing="false" style:page-number="1"/>
      <style:text-properties style:font-name="Ubuntu Light" style:font-name-asian="Ubuntu Light1" style:font-name-complex="Ubuntu Light1"/>
    </style:style>
    <style:style style:name="P21" style:family="paragraph" style:parent-style-name="Standard" style:list-style-name="L1">
      <style:paragraph-properties fo:line-height="100%"/>
      <style:text-properties fo:color="#000000" style:font-name="Ubuntu Light" fo:font-size="10.5pt" fo:font-weight="normal" fo:background-color="transparent" style:font-name-asian="Ubuntu Light1" style:font-name-complex="Ubuntu Light1"/>
    </style:style>
    <style:style style:name="P22" style:family="paragraph" style:parent-style-name="Standard" style:list-style-name="L1">
      <style:paragraph-properties fo:line-height="100%"/>
      <style:text-properties fo:color="#000000" style:font-name="Ubuntu Light" fo:font-size="10.5pt" fo:font-weight="normal" officeooo:paragraph-rsid="001a4506" fo:background-color="transparent" style:font-name-asian="Ubuntu Light1" style:font-name-complex="Ubuntu Light1"/>
    </style:style>
    <style:style style:name="P23" style:family="paragraph" style:parent-style-name="Standard">
      <style:paragraph-properties fo:line-height="100%"/>
      <style:text-properties fo:color="#000000" style:font-name="Ubuntu Light" fo:font-size="10.5pt" fo:font-weight="normal" officeooo:rsid="001c0830" fo:background-color="transparent" style:font-name-asian="Ubuntu Light1" style:font-name-complex="Ubuntu Light1"/>
    </style:style>
    <style:style style:name="P24" style:family="paragraph" style:parent-style-name="Standard" style:list-style-name="L1">
      <style:paragraph-properties fo:line-height="100%"/>
      <style:text-properties fo:color="#000000" style:font-name="Ubuntu Light" fo:font-size="10.5pt" fo:font-weight="normal" officeooo:rsid="001c0830" officeooo:paragraph-rsid="001c0830" fo:background-color="transparent" style:font-name-asian="Ubuntu Light1" style:font-name-complex="Ubuntu Light1"/>
    </style:style>
    <style:style style:name="P25" style:family="paragraph" style:parent-style-name="Standard" style:list-style-name="L1">
      <style:paragraph-properties fo:line-height="100%"/>
      <style:text-properties fo:color="#000000" style:font-name="Ubuntu Light" fo:font-size="10.5pt" fo:font-weight="normal" fo:background-color="transparent" style:font-name-asian="Ubuntu Light1" style:font-weight-asian="normal" style:font-name-complex="Ubuntu Light1" style:font-weight-complex="normal"/>
    </style:style>
    <style:style style:name="P26" style:family="paragraph" style:parent-style-name="Standard">
      <style:paragraph-properties fo:margin-top="0in" fo:margin-bottom="0.1965in" loext:contextual-spacing="false" fo:line-height="100%"/>
      <style:text-properties fo:color="#000000" style:font-name="Ubuntu Light" fo:font-size="10.5pt" fo:font-weight="normal" fo:background-color="transparent" style:font-name-asian="Ubuntu Light1" style:font-name-complex="Ubuntu Light1"/>
    </style:style>
    <style:style style:name="P27" style:family="paragraph" style:parent-style-name="Standard">
      <style:paragraph-properties fo:margin-top="0.3335in" fo:margin-bottom="0.0835in" loext:contextual-spacing="false" fo:line-height="100%"/>
      <style:text-properties style:font-name="Ubuntu Light" fo:font-size="10pt" officeooo:rsid="00192184" style:font-name-asian="Ubuntu Light1" style:font-size-asian="10pt" style:font-name-complex="Ubuntu Light1" style:font-size-complex="10pt"/>
    </style:style>
    <style:style style:name="P28" style:family="paragraph" style:parent-style-name="Heading_20_1">
      <style:paragraph-properties fo:margin-top="0.3335in" fo:margin-bottom="0.0835in" loext:contextual-spacing="false" fo:line-height="100%" fo:keep-together="auto" fo:keep-with-next="auto"/>
      <style:text-properties style:font-name="Ubuntu Light" fo:font-size="23pt" style:font-name-asian="Ubuntu Light1" style:font-size-asian="23pt" style:font-name-complex="Ubuntu Light1" style:font-size-complex="23pt"/>
    </style:style>
    <style:style style:name="T1" style:family="text">
      <style:text-properties style:font-name="Ubuntu" fo:font-size="8pt" style:font-name-asian="Ubuntu1" style:font-size-asian="8pt" style:font-name-complex="Ubuntu1" style:font-size-complex="8pt"/>
    </style:style>
    <style:style style:name="T2" style:family="text">
      <style:text-properties fo:color="#1155cc" style:font-name="Ubuntu" fo:font-size="8pt" style:text-underline-style="solid" style:text-underline-width="auto" style:text-underline-color="font-color" style:font-name-asian="Ubuntu1" style:font-size-asian="8pt" style:font-name-complex="Ubuntu1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000000"/>
    </style:style>
    <style:style style:name="T5" style:family="text">
      <style:text-properties fo:color="#000000" fo:font-size="10pt" fo:font-weight="normal" officeooo:rsid="00192184" fo:background-color="transparent" loext:char-shading-value="0" style:font-size-asian="10pt" style:font-size-complex="10pt"/>
    </style:style>
    <style:style style:name="T6" style:family="text">
      <style:text-properties fo:color="#000000" fo:font-size="10pt" fo:font-weight="normal" officeooo:rsid="00192184" fo:background-color="transparent" loext:char-shading-value="0" style:font-size-asian="10pt" style:font-weight-asian="normal" style:font-size-complex="10pt" style:font-weight-complex="normal"/>
    </style:style>
    <style:style style:name="T7" style:family="text">
      <style:text-properties officeooo:rsid="00192184"/>
    </style:style>
    <style:style style:name="T8" style:family="text">
      <style:text-properties style:font-weight-asian="normal" style:font-weight-complex="normal"/>
    </style:style>
    <style:style style:name="T9" style:family="text">
      <style:text-properties officeooo:rsid="001a371e"/>
    </style:style>
    <style:style style:name="T10" style:family="text">
      <style:text-properties officeooo:rsid="00192184" style:font-size-asian="10pt" style:font-size-complex="10pt"/>
    </style:style>
    <style:style style:name="T11" style:family="text">
      <style:text-properties style:font-name="FreeMono"/>
    </style:style>
    <style:style style:name="T12" style:family="text">
      <style:text-properties style:font-name="FreeMono" officeooo:rsid="001a4506"/>
    </style:style>
    <style:style style:name="T13" style:family="text">
      <style:text-properties style:font-name="FreeMono" officeooo:rsid="001a371e"/>
    </style:style>
    <style:style style:name="T14" style:family="text">
      <style:text-properties style:font-name="FreeMono" fo:font-style="normal" style:font-style-asian="normal" style:font-style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1c083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tab/> <text:tab/> 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>Base de Datos</text:p>
      <text:p text:style-name="P9">Cliente: Alfredo Sach</text:p>
      <text:p text:style-name="P9"/>
      <text:p text:style-name="P9"/>
      <text:p text:style-name="P17">Manual de Instalación</text:p>
      <text:p text:style-name="P10"/>
      <text:p text:style-name="P10"/>
      <text:p text:style-name="P10"/>
      <text:p text:style-name="P10"/>
      <text:p text:style-name="P10"/>
      <text:p text:style-name="P8"><text:span text:style-name="T7">Martes</text:span>, 2<text:span text:style-name="T7">5</text:span> de <text:span text:style-name="T7">julio </text:span>de 2017</text:p>
      <text:p text:style-name="P10"/>
      <text:p text:style-name="P10"/>
      <text:p text:style-name="P8"><text:bookmark text:name="_kf8a27fcnb65"/><text:span text:style-name="T4"/></text:p>
      <text:p text:style-name="P7"/>
      <text:p text:style-name="P12"><text:bookmark text:name="_z6yoou5zdkh6"/></text:p>
      <text:p text:style-name="P28"/>
      <text:p text:style-name="P27"><text:soft-page-break/></text:p>
      <text:list xml:id="list7987397303878450469" text:style-name="L1">
        <text:list-item>
          <text:p text:style-name="P19"><text:span text:style-name="T5">Crear usu</text:span><text:span text:style-name="T6">ario en https://bitbucket.org</text:span></text:p>
        </text:list-item>
        <text:list-item>
          <text:p text:style-name="P25">Abrir la terminal <text:span text:style-name="T15">(Konsole)</text:span></text:p>
        </text:list-item>
        <text:list-item>
          <text:p text:style-name="P21"><text:span text:style-name="T8">Instalar</text:span> Git: <text:line-break/><text:tab/><text:span text:style-name="T11">sudo apt-get install git</text:span></text:p>
        </text:list-item>
        <text:list-item>
          <text:p text:style-name="P21">Clonar repositorio de Bit Bucket: <text:line-break/><text:tab/><text:span text:style-name="T11">git clone </text:span><text:span text:style-name="T12">[</text:span><text:span text:style-name="T11">Link</text:span><text:span text:style-name="T12">]</text:span> <text:span text:style-name="T15">(el link se copia de la foto_1)</text:span></text:p>
        </text:list-item>
        <text:list-item>
          <text:p text:style-name="P21">Entrar a la carpeta del proyecto: <text:line-break/><text:tab/><text:span text:style-name="T11">cd alf_db</text:span><text:span text:style-name="T15"> (A partir de este paso siempre se debe trabajar desde este directorio)</text:span></text:p>
        </text:list-item>
        <text:list-item>
          <text:p text:style-name="P21">Instalar la base de datos: <text:line-break/><text:tab/><text:span text:style-name="T11">sudo apt-get inst</text:span><text:span text:style-name="T13">a</text:span><text:span text:style-name="T11">ll postgresql postgresql-contrib</text:span></text:p>
        </text:list-item>
        <text:list-item>
          <text:p text:style-name="P22">Cambiar de usuario a posgres (base de datos):<text:line-break/><text:tab/><text:span text:style-name="T11">sudo su postgres</text:span> <text:span text:style-name="T15">(foto_2)</text:span></text:p>
        </text:list-item>
        <text:list-item>
          <text:p text:style-name="P21">Entrar a el cliente de la base de datos: <text:line-break/><text:tab/><text:span text:style-name="T14">psql</text:span> <text:span text:style-name="T15">(foto_2)</text:span></text:p>
        </text:list-item>
        <text:list-item>
          <text:p text:style-name="P21">Crear usuario (no olvidar el punto y coma al final): <text:line-break/><text:tab/><text:span text:style-name="T11">create user admin with password 'admin';</text:span><text:span text:style-name="T15"> (foto_2)</text:span></text:p>
        </text:list-item>
        <text:list-item>
          <text:p text:style-name="P21"><text:s/>Crear base de datos (no olvidar el punto y coma al final): <text:line-break/><text:tab/><text:span text:style-name="T11">create database alf with owner = admin;</text:span> <text:span text:style-name="T15">(foto_2)</text:span></text:p>
        </text:list-item>
        <text:list-item>
          <text:p text:style-name="P22"><text:s/>Salir del cliente tipeando:<text:line-break/><text:tab/><text:span text:style-name="T11">\q</text:span> <text:span text:style-name="T15">(foto_2)</text:span></text:p>
        </text:list-item>
        <text:list-item>
          <text:p text:style-name="P21"><text:s/>Salir del usuario postgres tipeando: <text:line-break/><text:tab/><text:span text:style-name="T11">exit </text:span><text:span text:style-name="T15">(foto_2)</text:span></text:p>
        </text:list-item>
        <text:list-item>
          <text:p text:style-name="P22"><text:s/>Instalar Python 3 (Puede que ya esté instalado):<text:line-break/><text:tab/><text:span text:style-name="T11">sudo apt-get install python3</text:span></text:p>
        </text:list-item>
        <text:list-item>
          <text:p text:style-name="P21"><text:s/>Descargar pip (pip es un sistema de gestión de paquetes utilizado para instalar y administrar paquetes de software escritos en Python): <text:line-break/><text:tab/><text:span text:style-name="T11">wget https://bootstrap.pypa.io/get-pip.py</text:span></text:p>
        </text:list-item>
        <text:list-item>
          <text:p text:style-name="P21"><text:s/>Instalar pip:<text:line-break/><text:tab/><text:span text:style-name="T11">sudo python3 get-pip.py</text:span></text:p>
        </text:list-item>
        <text:list-item>
          <text:p text:style-name="P21"><text:s/>Instalar dependencias del Sistema operativo para poder programar sobre Python y Postgres:<text:line-break/><text:tab/><text:span text:style-name="T11">sudo apt-get install python-pip python-dev libpq-dev</text:span></text:p>
        </text:list-item>
        <text:list-item>
          <text:p text:style-name="P21"><text:s/>Instalar Virtualenv (Virtualenv permite tener diferentes proyectos con diferentes versiones de dependencias):<text:line-break/><text:tab/><text:span text:style-name="T11">sudo pip install virtualenv</text:span></text:p>
        </text:list-item>
        <text:list-item>
          <text:p text:style-name="P21"><text:s/>Crear un ambiente virtual:<text:line-break/><text:tab/><text:span text:style-name="T11">virtualenv alf_env</text:span></text:p>
        </text:list-item>
        <text:list-item>
          <text:p text:style-name="P22"><text:s/>Activar el ambiente virtual:<text:line-break/><text:tab/><text:span text:style-name="T11">source alf_env/bin/activate</text:span> <text:span text:style-name="T15">(se debe mostrar adelante: (alf_env))</text:span></text:p>
        </text:list-item>
        <text:list-item>
          <text:p text:style-name="P21"><text:s/>Instalar librerias necesarias:<text:line-break/><text:tab/><text:span text:style-name="T11">pip install -r requirements.txt</text:span></text:p>
        </text:list-item>
        <text:list-item>
          <text:p text:style-name="P21"><text:s/>Correr las migraciones para generar las tablas en la base de datos<text:line-break/><text:tab/><text:span text:style-name="T11">python manage.py migrate</text:span></text:p>
        </text:list-item>
        <text:list-item>
          <text:p text:style-name="P22"><text:soft-page-break/><text:s/>Recolectar archivos est<text:span text:style-name="T9">á</text:span>ticos:<text:line-break/><text:tab/><text:span text:style-name="T11">./manage.py collectstatic</text:span></text:p>
        </text:list-item>
        <text:list-item>
          <text:p text:style-name="P21"><text:s/>Instalar el sistema de control y monitoreo de Cliente/Servidor:<text:line-break/><text:tab/><text:span text:style-name="T11">sudo apt-get install supervisor</text:span></text:p>
        </text:list-item>
        <text:list-item>
          <text:p text:style-name="P21"><text:s/>Copiar el documento "gunicorn_start" en la carpeta /bin:<text:line-break/><text:tab/><text:span text:style-name="T11">sudo cp [carpeta de destino] /bin</text:span></text:p>
        </text:list-item>
        <text:list-item>
          <text:p text:style-name="P21"><text:s/>Convertir el archivo en un ejecutable:<text:line-break/><text:tab/><text:span text:style-name="T11">sudo chmod +x /bin/gunicorn_start</text:span></text:p>
        </text:list-item>
        <text:list-item>
          <text:p text:style-name="P22"><text:s/>Instalar nginx:<text:line-break/><text:tab/><text:span text:style-name="T11">sudo apt-get install nginx</text:span></text:p>
        </text:list-item>
        <text:list-item>
          <text:p text:style-name="P21"><text:s/>Copiar el documento "alf" en la carpeta /etc/nginx/sites-available:<text:line-break/><text:tab/><text:span text:style-name="T11">sudo cp [carpeta de destino] /etc/nginx/sites-available</text:span></text:p>
        </text:list-item>
        <text:list-item>
          <text:p text:style-name="P21"><text:s/>Chequear sintaxis del archivo nginx:<text:line-break/><text:tab/><text:span text:style-name="T11">sudo nginx -t</text:span></text:p>
        </text:list-item>
        <text:list-item>
          <text:p text:style-name="P21"><text:s/>Generión de acceso directo al documento alf para que el mismo este habilitado:<text:line-break/><text:tab/><text:span text:style-name="T11">sudo ln -s /etc/nginx/sites-available/alf /etc/nginx/sites-enabled</text:span></text:p>
        </text:list-item>
        <text:list-item>
          <text:p text:style-name="P21"><text:s/>Se reinicia nginx:<text:line-break/><text:tab/><text:span text:style-name="T11">sudo service nginx restart</text:span></text:p>
        </text:list-item>
        <text:list-item>
          <text:p text:style-name="P21"><text:s/>Generación del archivo de configuración:<text:line-break/><text:tab/><text:span text:style-name="T11">Copiar el archivo alf.conf en /etc/supervisor/conf.d/</text:span></text:p>
        </text:list-item>
        <text:list-item>
          <text:p text:style-name="P22"><text:s/><text:span text:style-name="T16">Releer el archivo de configuración:</text:span><text:line-break/><text:tab/><text:span text:style-name="T11">sudo supervisorctl reread</text:span></text:p>
        </text:list-item>
        <text:list-item>
          <text:p text:style-name="P22"><text:span text:style-name="T16">Actualizar el archivo de configuración</text:span><text:line-break/><text:tab/><text:span text:style-name="T11">sudo supervisorctl update </text:span></text:p>
        </text:list-item>
        <text:list-item>
          <text:p text:style-name="P24"><text:s/>Iniciar la aplicación:<text:line-break/><text:tab/><text:span text:style-name="T11">sudo supervisorctl start alf</text:span></text:p>
        </text:list-item>
      </text:list>
      <text:p text:style-name="P23"/>
      <text:p text:style-name="P26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'Courier New', monospace, 'Droid Sans Fallback'"/>
    <style:font-face style:name="FreeMono" svg:font-family="FreeMono" style:font-family-generic="modern" style:font-pitch="fixed"/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Ubuntu Light" svg:font-family="'Ubuntu Light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Ubuntu1" svg:font-family="Ubuntu" style:font-family-generic="system" style:font-pitch="variable"/>
    <style:font-face style:name="Ubuntu Light1" svg:font-family="'Ubuntu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Ubuntu Light" fo:font-family="'Ubuntu Light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Ubuntu Light" fo:font-family="'Ubuntu Light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Ubuntu Light" fo:font-family="'Ubuntu Light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7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4.7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4.7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text-align="center" style:justify-single-word="false"/>
      <style:text-properties fo:font-size="8pt" style:font-size-asian="8pt" style:font-size-complex="8pt"/>
    </style:style>
    <style:style style:name="MP2" style:family="paragraph" style:parent-style-name="Standard">
      <style:paragraph-properties fo:margin-top="0in" fo:margin-bottom="0in" loext:contextual-spacing="false" fo:text-align="center" style:justify-single-word="false"/>
      <style:text-properties fo:font-size="9pt" style:font-size-asian="9pt" style:font-size-complex="9pt"/>
    </style:style>
    <style:style style:name="MP3" style:family="paragraph" style:parent-style-name="Standard">
      <style:paragraph-properties fo:margin-top="0in" fo:margin-bottom="0in" loext:contextual-spacing="false" fo:text-align="center" style:justify-single-word="false"/>
      <style:text-properties style:font-name="Ubuntu" fo:font-size="9pt" style:font-name-asian="Ubuntu1" style:font-size-asian="9pt" style:font-name-complex="Ubuntu1" style:font-size-complex="9pt"/>
    </style:style>
    <style:style style:name="MP4" style:family="paragraph" style:parent-style-name="Standard">
      <style:paragraph-properties fo:margin-top="0in" fo:margin-bottom="0in" loext:contextual-spacing="false"/>
      <style:text-properties style:font-name="Ubuntu" fo:font-size="8pt" style:font-name-asian="Ubuntu1" style:font-size-asian="8pt" style:font-name-complex="Ubuntu1" style:font-size-complex="8pt"/>
    </style:style>
    <style:style style:name="MP5" style:family="paragraph" style:parent-style-name="Standard">
      <style:paragraph-properties fo:margin-top="0in" fo:margin-bottom="0in" loext:contextual-spacing="false"/>
    </style:style>
    <style:style style:name="MP6" style:family="paragraph" style:parent-style-name="Standard">
      <style:paragraph-properties fo:margin-top="0in" fo:margin-bottom="0in" loext:contextual-spacing="false">
        <style:tab-stops>
          <style:tab-stop style:position="5.889in" style:type="right"/>
        </style:tab-stops>
      </style:paragraph-properties>
    </style:style>
    <style:style style:name="MP7" style:family="paragraph" style:parent-style-name="Standard">
      <style:paragraph-properties fo:margin-top="0in" fo:margin-bottom="0in" loext:contextual-spacing="false" fo:text-align="center" style:justify-single-word="false"/>
      <style:text-properties style:font-name="Ubuntu" fo:font-size="8pt" style:font-name-asian="Ubuntu1" style:font-size-asian="8pt" style:font-name-complex="Ubuntu1" style:font-size-complex="8pt"/>
    </style:style>
    <style:style style:name="MP8" style:family="paragraph" style:parent-style-name="Standard">
      <style:paragraph-properties fo:margin-left="0in" fo:margin-right="0.3819in" fo:margin-top="0in" fo:margin-bottom="0in" loext:contextual-spacing="false" fo:text-indent="0in" style:auto-text-indent="false">
        <style:tab-stops>
          <style:tab-stop style:position="5.8902in" style:type="right"/>
        </style:tab-stops>
      </style:paragraph-properties>
    </style:style>
    <style:style style:name="MP9" style:family="paragraph" style:parent-style-name="Standard">
      <style:paragraph-properties fo:margin-top="0in" fo:margin-bottom="0in" loext:contextual-spacing="false"/>
      <style:text-properties fo:font-size="8pt" style:font-size-asian="8pt" style:font-size-complex="8pt"/>
    </style:style>
    <style:style style:name="MT1" style:family="text">
      <style:text-properties style:font-name="Ubuntu" fo:font-size="8pt" style:font-name-asian="Ubuntu1" style:font-size-asian="8pt" style:font-name-complex="Ubuntu1" style:font-size-complex="8pt"/>
    </style:style>
    <style:style style:name="MT2" style:family="text">
      <style:text-properties fo:color="#1155cc" style:font-name="Ubuntu" fo:font-size="8pt" style:text-underline-style="solid" style:text-underline-width="auto" style:text-underline-color="font-color" style:font-name-asian="Ubuntu1" style:font-size-asian="8pt" style:font-name-complex="Ubuntu1" style:font-size-complex="8pt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in" fo:margin-bottom="0.5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María Belén Cattaneo - Ing. Mecánica y Programación</text:p>
      </style:header>
      <style:footer>
        <text:p text:style-name="MP4">Tel.: +54-9-11-6785-5314<text:tab/><text:tab/></text:p>
        <text:p text:style-name="MP5"><draw:frame draw:style-name="Mfr1" draw:name="image4.png" text:anchor-type="as-char" svg:width="0.128in" svg:height="0.128in" draw:z-index="1"><draw:image xlink:href="Pictures/10000201000000660000006634819C3802786DDB.png" xlink:type="simple" xlink:show="embed" xlink:actuate="onLoad"/></draw:frame><text:span text:style-name="MT1"> </text:span><text:a xlink:type="simple" xlink:href="mailto:belcattaneo@gmail.com" text:style-name="Internet_20_link" text:visited-style-name="Visited_20_Internet_20_Link"><text:span text:style-name="MT2">belcattaneo@gmail.com</text:span></text:a><text:span text:style-name="MT1"><text:tab/><text:tab/></text:span></text:p>
        <text:p text:style-name="MP6"><draw:frame draw:style-name="Mfr1" draw:name="image6.png" text:anchor-type="as-char" svg:width="0.1335in" svg:height="0.1335in" draw:z-index="3"><draw:image xlink:href="Pictures/10000201000000CC000000CCDB10CACF50D7EF2B.png" xlink:type="simple" xlink:show="embed" xlink:actuate="onLoad"/></draw:frame><text:span text:style-name="MT1"> </text:span><text:a xlink:type="simple" xlink:href="http://www.linkedin.com/in/belcattaneo" text:style-name="Internet_20_link" text:visited-style-name="Visited_20_Internet_20_Link"><text:span text:style-name="MT2">www.linkedin.com/in/belcattaneo</text:span></text:a><text:span text:style-name="MT3"><text:tab/></text:span><text:span text:style-name="MT3"><text:page-number text:select-page="current">3</text:page-number></text:span></text:p>
      </style:footer>
    </style:master-page>
    <style:master-page style:name="First_20_Page" style:display-name="First Page" style:page-layout-name="Mpm1" style:next-style-name="Standard">
      <style:header>
        <text:p text:style-name="MP1"/>
        <text:p text:style-name="MP7"/>
        <text:p text:style-name="MP3">María Belén Cattaneo - Ing. Mecánica y Programación</text:p>
      </style:header>
      <style:footer>
        <text:p text:style-name="MP4">Tel.: +54-9-11-6785-5314<text:tab/><text:tab/></text:p>
        <text:p text:style-name="MP5"><draw:frame draw:style-name="Mfr1" draw:name="image5.png" text:anchor-type="as-char" svg:width="0.128in" svg:height="0.128in" draw:z-index="4"><draw:image xlink:href="Pictures/1000020100000066000000660CC07A684E91D90A.png" xlink:type="simple" xlink:show="embed" xlink:actuate="onLoad"/></draw:frame><text:span text:style-name="MT1"> </text:span><text:a xlink:type="simple" xlink:href="mailto:belcattaneo@gmail.com" text:style-name="Internet_20_link" text:visited-style-name="Visited_20_Internet_20_Link"><text:span text:style-name="MT2">belcattaneo@gmail.com</text:span></text:a><text:span text:style-name="MT1"><text:tab/><text:tab/></text:span></text:p>
        <text:p text:style-name="MP8"><draw:frame draw:style-name="Mfr1" draw:name="image3.png" text:anchor-type="as-char" svg:width="0.1335in" svg:height="0.1335in" draw:z-index="5"><draw:image xlink:href="Pictures/10000201000000CC000000CCDB10CACF50D7EF2B.png" xlink:type="simple" xlink:show="embed" xlink:actuate="onLoad"/></draw:frame><text:span text:style-name="MT1"> </text:span><text:a xlink:type="simple" xlink:href="http://www.linkedin.com/in/belcattaneo" text:style-name="Internet_20_link" text:visited-style-name="Visited_20_Internet_20_Link"><text:span text:style-name="MT2">www.linkedin.com/in/belcattaneo</text:span></text:a><text:span text:style-name="MT1"><text:tab/></text:span><text:span text:style-name="MT1"><text:page-number text:select-page="current">1</text:page-number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7-25T17:51:43.558070189</dc:date>
    <meta:editing-duration>PT5M26S</meta:editing-duration>
    <meta:editing-cycles>3</meta:editing-cycles>
    <meta:document-statistic meta:table-count="0" meta:image-count="4" meta:object-count="0" meta:page-count="3" meta:paragraph-count="47" meta:word-count="449" meta:character-count="3165" meta:non-whitespace-character-count="2713"/>
  </office:meta>
</office:document-meta>
</file>